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Journal6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SciencePaper</text:p>
          </table:table-cell>
          <table:table-cell office:value-type="string" calcext:value-type="string">
            <text:p>JournalComp</text:p>
          </table:table-cell>
          <table:table-cell office:value-type="string" calcext:value-type="string">
            <text:p>ReadingQuiz9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number-columns-repeated="2"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0" calcext:value-type="float">
            <text:p>0</text:p>
          </table:table-cell>
          <table:table-cell table:formula="of:=9.5/14" office:value-type="float" office:value="0.678571428571429" calcext:value-type="float">
            <text:p>0.6785714286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9/1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95/10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6.5/12"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number-columns-repeated="2"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  <table:table-cell table:number-columns-repeated="2"/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  <table:table-cell table:number-columns-repeated="2"/>
          <table:table-cell table:formula="of:=11.5/12" office:value-type="float" office:value="0.958333333333333" calcext:value-type="float">
            <text:p>0.9583333333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2"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/15" office:value-type="float" office:value="0.733333333333333" calcext:value-type="float">
            <text:p>0.7333333333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number-columns-repeated="2"/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table:formula="of:=22.5/22" office:value-type="float" office:value="1.022727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number-columns-repeated="2"/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90/10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number-columns-repeated="2"/>
          <table:table-cell table:formula="of:=11/12" office:value-type="float" office:value="0.916666666666667" calcext:value-type="float">
            <text:p>0.9166666667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9/14" office:value-type="float" office:value="0.642857142857143" calcext:value-type="float">
            <text:p>0.6428571429</text:p>
          </table:table-cell>
          <table:table-cell table:formula="of:=16.5/27" office:value-type="float" office:value="0.611111111111111" calcext:value-type="float">
            <text:p>0.6111111111</text:p>
          </table:table-cell>
          <table:table-cell table:number-columns-repeated="2"/>
          <table:table-cell table:formula="of:=7/12" office:value-type="float" office:value="0.583333333333333" calcext:value-type="float">
            <text:p>0.5833333333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24/27" office:value-type="float" office:value="0.888888888888889" calcext:value-type="float">
            <text:p>0.8888888889</text:p>
          </table:table-cell>
          <table:table-cell table:number-columns-repeated="2"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table:formula="of:=18/27" office:value-type="float" office:value="0.666666666666667" calcext:value-type="float">
            <text:p>0.6666666667</text:p>
          </table:table-cell>
          <table:table-cell table:number-columns-repeated="2"/>
          <table:table-cell table:formula="of:=10/12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7/27" office:value-type="float" office:value="1" calcext:value-type="float">
            <text:p>1</text:p>
          </table:table-cell>
          <table:table-cell table:number-columns-repeated="2"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.5/22" office:value-type="float" office:value="1.06818181818182" calcext:value-type="float">
            <text:p>1.06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80/10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number-columns-repeated="2"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2-13">00/00/0000</text:date>, <text:time style:data-style-name="N2" text:time-value="15:09:42.07102920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2-13T17:09:42.382696175</dc:date>
    <meta:editing-duration>P1DT3H58M50S</meta:editing-duration>
    <meta:editing-cycles>36</meta:editing-cycles>
    <meta:document-statistic meta:table-count="1" meta:cell-count="506" meta:object-count="0"/>
  </office:meta>
</office:document-meta>
</file>